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VERSION CONTROL SYSTEM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Presented by:</text:p>
            <text:p>Anubhav</text:p>
            <text:p>Paul John</text:p>
            <text:p>Jose M</text:p>
            <text:p>Antony PD</text:p>
            <text:p>Subhishram</text:p>
            <text:p>Surenthar 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ANUBHAV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UBHISH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URENTHAR 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NTONY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Branch and merg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AUL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JOSE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ank you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21T09:15:36.650000000</meta:creation-date>
    <dc:date>2024-08-21T09:41:00.632000000</dc:date>
    <meta:editing-duration>PT14M55S</meta:editing-duration>
    <meta:editing-cycles>3</meta:editing-cycles>
    <meta:generator>LibreOffice/24.2.1.2$Windows_X86_64 LibreOffice_project/db4def46b0453cc22e2d0305797cf981b68ef5ac</meta:generator>
    <meta:document-statistic meta:object-count="53"/>
  </office:meta>
</office:document-meta>
</file>